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measurelines" svg:width="3.683cm" svg:height="1.5cm" svg:x="1.381cm" svg:y="7.628cm">
          <text:p text:style-name="P1">Mig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measurelines" svg:width="3.683cm" svg:height="1.524cm" svg:x="1.381cm" svg:y="1.381cm">
          <text:p text:style-name="P1">Log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measurelines" svg:width="3.698cm" svg:height="1.778cm" svg:x="1.366cm" svg:y="13.319cm">
          <text:p text:style-name="P1">Sett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measurelines" svg:x1="3.222cm" svg:y1="2.905cm" svg:x2="3.222cm" svg:y2="7.628cm" draw:start-shape="id1" draw:start-glue-point="6" draw:end-shape="id2" draw:end-glue-point="4" svg:d="M3222 2905v4723" svg:viewBox="0 0 1 4724">
          <text:p/>
        </draw:connector>
        <draw:connector draw:style-name="gr3" draw:text-style-name="P1" draw:layer="measurelines" svg:x1="3.222cm" svg:y1="9.128cm" svg:x2="3.215cm" svg:y2="13.319cm" draw:start-shape="id2" draw:start-glue-point="6" draw:end-shape="id3" draw:end-glue-point="4" svg:d="M3222 9128v2096h-7v2095" svg:viewBox="0 0 8 41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5:24:59.883000000</meta:creation-date>
    <dc:date>2016-05-16T15:32:48.173000000</dc:date>
    <meta:editing-duration>PT1M40S</meta:editing-duration>
    <meta:editing-cycles>3</meta:editing-cycles>
    <meta:generator>LibreOffice/4.2.6.3$Windows_x86 LibreOffice_project/3fd416d4c6db7d3204c17ce57a1d70f6e531ee21</meta:generator>
    <meta:document-statistic meta:object-count="5"/>
  </office:meta>
</office:document-meta>
</file>